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ff0000" loext:opacity="100%"/>
    </style:style>
    <style:style style:name="P2" style:family="paragraph" style:parent-style-name="Text_20_body">
      <style:text-properties officeooo:rsid="0017b851" officeooo:paragraph-rsid="0017b851"/>
    </style:style>
    <style:style style:name="P3" style:family="paragraph" style:parent-style-name="Text_20_body">
      <style:text-properties officeooo:rsid="001a1118" officeooo:paragraph-rsid="001a1118"/>
    </style:style>
    <style:style style:name="P4" style:family="paragraph" style:parent-style-name="Heading_20_2">
      <style:text-properties fo:font-weight="bold" style:font-weight-asian="bold" style:font-weight-complex="bold"/>
    </style:style>
    <style:style style:name="P5" style:family="paragraph" style:parent-style-name="Heading_20_4">
      <style:paragraph-properties fo:margin-top="0.1665in" fo:margin-bottom="0.028in" style:contextual-spacing="false" fo:line-height="138%" style:writing-mode="lr-tb"/>
      <style:text-properties fo:font-variant="normal" fo:text-transform="none" fo:color="#000000" loext:opacity="100%" style:text-line-through-style="none" style:text-line-through-type="none" style:font-name="Liberation Mono" fo:font-size="11pt" fo:font-style="normal" style:text-underline-style="none" fo:font-weight="normal" officeooo:paragraph-rsid="000aa752" style:text-blinking="false" fo:background-color="transparent"/>
    </style:style>
    <style:style style:name="P6" style:family="paragraph" style:parent-style-name="Heading_20_1">
      <style:text-properties style:font-name="Liberation Mono" officeooo:paragraph-rsid="00121abe"/>
    </style:style>
    <style:style style:name="P7" style:family="paragraph" style:parent-style-name="Heading_20_1">
      <style:text-properties style:font-name="Liberation Mono"/>
    </style:style>
    <style:style style:name="P8" style:family="paragraph" style:parent-style-name="Text_20_body">
      <style:text-properties style:font-name="Liberation Mono" officeooo:rsid="000f2364" officeooo:paragraph-rsid="000f2364"/>
    </style:style>
    <style:style style:name="P9" style:family="paragraph" style:parent-style-name="Text_20_body">
      <style:text-properties style:font-name="Liberation Mono" officeooo:rsid="000fc4c4" officeooo:paragraph-rsid="000fc4c4"/>
    </style:style>
    <style:style style:name="P10" style:family="paragraph" style:parent-style-name="Text_20_body">
      <style:text-properties style:font-name="Liberation Mono" officeooo:paragraph-rsid="00114993"/>
    </style:style>
    <style:style style:name="P11" style:family="paragraph" style:parent-style-name="Text_20_body">
      <style:text-properties style:font-name="Liberation Mono"/>
    </style:style>
    <style:style style:name="P12" style:family="paragraph" style:parent-style-name="Text_20_body">
      <style:text-properties style:font-name="Liberation Mono" officeooo:rsid="000cff06" officeooo:paragraph-rsid="000cff06"/>
    </style:style>
    <style:style style:name="P13" style:family="paragraph" style:parent-style-name="Text_20_body">
      <style:text-properties style:font-name="Liberation Mono" officeooo:rsid="00153b97" officeooo:paragraph-rsid="00153b97"/>
    </style:style>
    <style:style style:name="P14"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Liberation Mono" fo:font-size="11pt" fo:font-style="normal" style:text-underline-style="none" fo:font-weight="normal" style:text-blinking="false" fo:background-color="transparent"/>
    </style:style>
    <style:style style:name="P15"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Liberation Mono" fo:font-size="11pt" fo:font-style="normal" style:text-underline-style="none" fo:font-weight="normal" officeooo:rsid="00121abe" officeooo:paragraph-rsid="00121abe" style:text-blinking="false" fo:background-color="transparent"/>
    </style:style>
    <style:style style:name="P16"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Liberation Mono" fo:font-size="11pt" fo:font-style="normal" style:text-underline-style="none" fo:font-weight="normal" officeooo:rsid="001ab329" officeooo:paragraph-rsid="001ab329" style:text-blinking="false" fo:background-color="transparent"/>
    </style:style>
    <style:style style:name="P17"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Liberation Mono" fo:font-size="11pt" fo:font-style="normal" style:text-underline-style="none" fo:font-weight="normal" officeooo:rsid="00145ba7" officeooo:paragraph-rsid="00145ba7" style:text-blinking="false" fo:background-color="transparent"/>
    </style:style>
    <style:style style:name="P18" style:family="paragraph" style:parent-style-name="Text_20_body">
      <style:paragraph-properties fo:margin-top="0.1665in" fo:margin-bottom="0.0972in" style:contextual-spacing="false" fo:line-height="138%" style:writing-mode="lr-tb"/>
      <style:text-properties fo:font-variant="normal" fo:text-transform="none" fo:color="#000000" loext:opacity="100%" style:text-line-through-style="none" style:text-line-through-type="none" style:font-name="Liberation Mono" fo:font-size="11pt" fo:font-style="normal" style:text-underline-style="none" fo:font-weight="normal" style:text-blinking="false" fo:background-color="transparent"/>
    </style:style>
    <style:style style:name="P1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Mono" fo:font-size="11pt" fo:font-style="normal" style:text-underline-style="none" fo:font-weight="normal" style:text-blinking="false" fo:background-color="transparent"/>
    </style:style>
    <style:style style:name="P20"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Liberation Mono" fo:font-size="11pt" fo:font-style="normal" style:text-underline-style="none" fo:font-weight="bold" style:text-blinking="false" fo:background-color="transparent"/>
    </style:style>
    <style:style style:name="P21" style:family="paragraph" style:parent-style-name="Text_20_body">
      <style:paragraph-properties fo:margin-top="0.1665in" fo:margin-bottom="0in" style:contextual-spacing="false" fo:line-height="120%" style:writing-mode="lr-tb"/>
      <style:text-properties fo:font-variant="normal" fo:text-transform="none" fo:color="#ff0000" loext:opacity="100%" style:text-line-through-style="none" style:text-line-through-type="none" style:font-name="Liberation Mono" fo:font-size="11pt" fo:font-style="normal" style:text-underline-style="none" fo:font-weight="normal" officeooo:rsid="00121abe" officeooo:paragraph-rsid="00121abe" style:text-blinking="false" fo:background-color="transparent"/>
    </style:style>
    <style:style style:name="P22" style:family="paragraph" style:parent-style-name="Heading_20_2">
      <style:text-properties style:font-name="Liberation Mono"/>
    </style:style>
    <style:style style:name="P23" style:family="paragraph" style:parent-style-name="Heading_20_2">
      <style:text-properties style:font-name="Liberation Mono" officeooo:paragraph-rsid="000e79aa"/>
    </style:style>
    <style:style style:name="P24" style:family="paragraph" style:parent-style-name="Heading_20_2">
      <style:text-properties fo:color="#ff0000" loext:opacity="100%" style:font-name="Liberation Mono" officeooo:paragraph-rsid="00121abe"/>
    </style:style>
    <style:style style:name="P25" style:family="paragraph" style:parent-style-name="Heading_20_2">
      <style:text-properties fo:color="#ff0000" loext:opacity="100%" style:font-name="Liberation Mono" officeooo:rsid="000f2364" officeooo:paragraph-rsid="000f2364"/>
    </style:style>
    <style:style style:name="P26" style:family="paragraph" style:parent-style-name="Heading_20_2">
      <style:text-properties fo:font-variant="normal" fo:text-transform="none" fo:color="#000000" loext:opacity="100%" style:text-line-through-style="none" style:text-line-through-type="none" style:font-name="Liberation Mono" fo:font-size="11pt" fo:font-style="normal" style:text-underline-style="none" fo:font-weight="normal" officeooo:paragraph-rsid="000e79aa" style:text-blinking="false" fo:background-color="transparen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officeooo:rsid="000f2364" style:text-blinking="false" fo:background-color="transparent" loext:char-shading-value="0"/>
    </style:style>
    <style:style style:name="T4" style:family="text">
      <style:text-properties officeooo:rsid="000e79aa"/>
    </style:style>
    <style:style style:name="T5" style:family="text">
      <style:text-properties officeooo:rsid="000f2364"/>
    </style:style>
    <style:style style:name="T6" style:family="text">
      <style:text-properties officeooo:rsid="000fc4c4"/>
    </style:style>
    <style:style style:name="T7" style:family="text">
      <style:text-properties officeooo:rsid="00114993"/>
    </style:style>
    <style:style style:name="T8" style:family="text">
      <style:text-properties officeooo:rsid="00121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2">Usudovo Gnezdo</text:h>
      <text:p text:style-name="Text_20_body">Prokleti Usud boravi ovde, postao je lud u potrazi za ultimativnoj moci. Njegova kuca je nekada bila mesto verovanja i isceljivanja, medjutim sa dolaskom nove vere prestao je da bude dobronameran. Sakrio je svoju kucu za sve sem vernike u njega. Planira da skupi dovoljno dusa da se ovaploti u demona i da u takvom obliku pozove demonske sluge kako bi doneo svoju volju i pravdu nad ovim podrucijem. Poznaje Bezlikog kralja i moze da pobegne do njega upotrebom dvostrukog puta ako mu je zivot ugrozen.</text:p>
      <text:h text:style-name="Heading_20_2" text:outline-level="2">Kovač Gustaf</text:h>
      <text:p text:style-name="P2">Patuljak po rasi, iskusni kovač koji već godinama radi opremu avanturistima preko reke mračaj. Njegova radnja se nalazi na 5 minuta od puta ka lapovu (kada se krene iz Mrtve Reke), ručno uklesana reklama na kamenu pored puta upućuje ljude ka njemu.</text:p>
      <text:p text:style-name="P2"/>
      <text:p text:style-name="P2">Gustaf je u stanju da bilo koji magični artefakt ili sastojak skuje u oružije, davajući oružiju magiska svojstva. Zbog svog dugog staža gotovo nikda se ne dešava da kovanje magije pođe po zlu. Bez dodatnih sastojaka može da napravi elementalna oružija, ili da doda elementarna svojstva postojećim oružijima. Cena novog je 400 srebra, prerada postojećeg je 300 i 1 sat posla.</text:p>
      <text:p text:style-name="P2"/>
      <text:p text:style-name="P2">Gustaf je stoik po prirodi, uživa u šalama i zazire od mita, alkohola i ostalih supstanci. Spreman je da sve kaže otvoreno avanturistima, poznaje Vodenjaka i savetuje protiv ubijanja istog, posto je on jedini razlog sto zlo iz pustosi ne prelazi preko reke.</text:p>
      <text:p text:style-name="P2"/>
      <text:h text:style-name="P24" text:outline-level="2">Mrtva Reka ( Sliv )</text:h>
      <text:p text:style-name="Text_20_body">Nekada bogato svratište trgovaca koji su išli putem Crne Luke , sada varošica na ivici pustoši u kojoj malo ko živi. Uglavnom je naseljena starijim svetom koji se seća dana kada je varoš bila imućna i sposobna. Razlog za isušenje ovog korita je misterija, desilo je se nakon ogromne poplave gde je reka zamočvarila sve predele oko delte, da bi kada je se poplava povukla voda skrenula putem Crne Luke , kompletno isušulući već neplodnu i tvrdu zemlju područija, stvarajući Pustoš koja danas postoji.</text:p>
      <text:h text:style-name="P22" text:outline-level="2">Vodenjakovi Plićaci</text:h>
      <text:p text:style-name="Text_20_body">Deo reke za koji se smatra da u njemu prebiva Vodenjak, područije je prepuno ribe i svima koji su pecali ili zagađivali reku je se desilo nešto loše, starosedeoci izbegavaju i da e kupaju u toj vodi, sem pijeće vode je ne koriste i održavaju redovne rituale da zadovolje Vodenjaka, <text:soft-page-break/>jer veruju da je on odgovoran za poplave koje su se desile pre nekoliko godina i uništile useve i kuće pri obali.</text:p>
      <text:p text:style-name="Text_20_body"/>
      <text:p text:style-name="P3">Vodenjak je susret nivoa 3, sa sobom ima Rusalke koje mu pomazu da pobedi avanturiste. Napad bez najamnika je zagarantovan da prodje smrtonosno. U svakom momentu Vodenjak je okruzen sa 10 rusalki.</text:p>
      <text:p text:style-name="P3"/>
      <text:h text:style-name="P22" text:outline-level="2">Lapovo</text:h>
      <text:p text:style-name="Text_20_body">Selo loše sreće i baksuzluka, stanovnici sela su česti predmet šale i ismevanja. Stvari koje se dešavaju u selu su pretežno normalne i nebitne pomena, ali nekoliko puta godišnje se dešavaju polave, grad, pijanice nestaju uveče, stoka beži iz obora a ženama deca često umiru na rođenju. Priča se da po selu hodaju noću Anđame i Utopljenici, i da uveče se niko ne može videti napolju. Selo je jedno od retkih bez krčme, pridošlicama se preporučuje da odu u drugo selo da prenoće, seljani će često odbiti da budu domaćini, iz straha prema pridošlicama.</text:p>
      <text:h text:style-name="P25" text:outline-level="2">Kult Vitke Sablje</text:h>
      <text:p text:style-name="P8">Mestani mrtve reke imaju dugu tradiciju macevanja, koja je u starim danima bila ponos i dika tog kraja. Klanjali su se Manaceu bogu macevanja, sa isusivanjem reke i dolaskom hriscanstva ova praksa je postala ilegalna. Igraci mogu naci kultiste tokom noci pored Mrtve Reke kao stalni encounter. Ako iz prate pronace njihovu komunu, koja stuje magicni mac koji veruju da je koristio zadnji gospodar kulta. <text:span text:style-name="T6">Kult ima 6 clanova, svaki je uvbezban u jednorukom macu, svest 8, odbrana 14.</text:span></text:p>
      <text:h text:style-name="Heading_20_4" text:outline-level="4">Sablja Istrajnosti – Magicno Oruzije</text:h>
      <text:p text:style-name="P9">Mozete da izgubite bodove svesti kako bi ste smanjili vas zamor za svaki bod svesti koji ste izgubili. Morate da prihvatate dvoboje sve dok drzite ovo oruzije u ruci ili ga smatrate glavnim oruzijem.</text:p>
      <text:p text:style-name="P9"/>
      <text:h text:style-name="P1" text:outline-level="2">Skrinja Mrtvog Piratira</text:h>
      <text:p text:style-name="P10"><text:span text:style-name="T7">Yarr, neki pirat je se nasukao na obalu i umro sam u pecini stiteci svoje blago. Blago je bilo voce od kojeg patuljci prave svoj alkohol, planirao ga je prodati ali pomoc nije stigla i umro je drzeci skrinju u rukama. Sa sobom je nosio snazan artifakt magije u svom zubu, koji ozivljava njega i njegove saborce sa kojima je se borio da zastiti svoj ulov, da iznova i iznova se bore dok se voce ne otme iz njegovih ruku. Piratir ima </text:span><text:span text:style-name="T8">kuburu kod sebe, ali nema barut sa kojim bi koristio njene metke. Magicni artefakt je Zub Osvete, koji pravi od korisnika nemrtvog osvetnika, koji je proklet da se sveti i da prozivljava svoju muku svaki dan u smrti.</text:span></text:p>
      <text:h text:style-name="P22" text:outline-level="2"><text:soft-page-break/>Crna Luka</text:h>
      <text:p text:style-name="Text_20_body">Najužurbanije mesto u celom kraju, ovde pristižu trgovci iz svih krajeva sveta, donoseći sve od začina do finih tkanina. U varošici se nalazi dosta bandi i kriminala, koji takođe imaju svoje operacije širom područija. Plesk je na samo 1 sat kočijom i putevi su prepuni stražara, kako bi se suzbio kriminal. Crna Luka je poznata po kockarnicama i bludu, uzrečica je da loši trgovci idu u luku da steknu pare i da veoma brzo postanu prosijaci, i odaju se svakakvim užitcima koje ovako mesto može da pruži.</text:p>
      <text:h text:style-name="P22" text:outline-level="2">Reka Mračaj</text:h>
      <text:p text:style-name="Text_20_body">Reka je dobila ime po svojim izvorima koji se svi uvek nalaze u hladu, u skorašnje vreme je dobila značenje kao graničnik koji razdvaja pitomi deo oblasti sa divljim, primitivnim i sujevernim delom oblasti. Reka je plovna duž čitavog korita.</text:p>
      <text:h text:style-name="P22" text:outline-level="2">Utvrda Reda Svetog Ignjata</text:h>
      <text:p text:style-name="Text_20_body">Vitezovi utvrde su tajanstveni i ponosni, veruju u novu veru i njihov pokrovitelj je Ignjat, svetac rata i besa. Vitezovi retko napuštaju svoj manastir, i odgovaraju jedino na pozive kralja za rat. Kada su mlađi neki od njih se mogu naći u oblasti kako traže avanturu ili smrt. Kada ne ratuju poznati su po najboljem crnom pivu, koje tu boju duguje Mračaju i tajnoj recepturi odreda, koja se generacijama čuva kao tajna.</text:p>
      <text:h text:style-name="P22" text:outline-level="2">Osmatračnica Severna Glava</text:h>
      <text:p text:style-name="Text_20_body">Vlasništvo ovdašnjeg barona, služi kako bi nadgledala prolaz u njegv posed. Poznata je po svm krivom izgledu, pa se često i naziva kriva kula. Stražari ove osmatračnice su većinom bivši lovci iz sela u kome je kula, od njih se mogu čuti svakojake lovačke priče. Retko kad su zaprav na mestima za osmatranje, osim ako ne igraju karte.</text:p>
      <text:h text:style-name="P22" text:outline-level="2">Altar Živog Svetca</text:h>
      <text:p text:style-name="Text_20_body">Podzemni hramvi posvećeni moći bezlikoga kralja, svaka je prepuna poludragog i dragog kamenja, služe kao pojačalo i usmerivač njegove magične moći. Oltare čuvaju psoglavi, sppremni su da umru braneći ih, svaki od ovih oltara u srcu ima veliki crveni dragulj, na kojeg je bačena kletva, ako ga igrači pokušaju odneti kletva se prenosi na prvog koji ga je dodirnuo i dragulj se pretvara u crveni pesak.</text:p>
      <text:h text:style-name="P22" text:outline-level="2">Rudnici</text:h>
      <text:p text:style-name="Text_20_body">Jedino mesto sa nalazištem ruda u okrugu, iz rudnika se iskopava srebro koje se koristi za izvoz i za lokalnu valutu. Putevi ka i od rudnika su pod strogom stražom, unutar rudnika živi i nekoliko patuljaka koji <text:soft-page-break/>zauzvrat za ispomoć dobijaju finu odeću i alkohol od rudara i ovdašnjeg vladara.</text:p>
      <text:h text:style-name="P22" text:outline-level="2">Lapovo</text:h>
      <text:p text:style-name="Text_20_body">Selo poznato po uzgoju najlepših i najsnažnijih konja u regionu, tokom dana se u sredini sela održava velika stočna pijaca gde se mogu naći svi tipovi živtinja i mesa na prodaju. Od skora je selo počelo da dobija zao glas, jer su uveče primećene konjokradice i banditi koji otimaju ljudima konje i gaze ih do smrti i beže u šumu. Te konjokradice su zapravo Todorci, koji su se pojavili usled lošeg tretmana konja u područiju. Svaki konj mučno ubijen se pretvara u todorca kada mu sahrane kosti.</text:p>
      <text:h text:style-name="Heading_20_2" text:outline-level="2">Hram Reptila</text:h>
      <text:h text:style-name="P5" text:outline-level="4">Davno zabravljeni hram utopljenog boga, koji je od skora zaposednut od strane Usuda koji lud od moći svakodnevno traži žrtve novih ljudi kako bi zadržao svoje pamćenje. Oko njega su se okupili utopljenici i drekavci, koji zahvaljujući njegovoj moći su na ovom svetu tokom cele godine. Hram takođe ima i kult posvećen Usudu, koji veruje da je on utopljeni bog i koji svakodnevno snabdeva sveže ljudske žrtve za njega i njegove pratioce, verujući da će se nakon smrti i oni preobraziti u anđele božanstva koje stoji pred njima !</text:h>
      <text:h text:style-name="P22" text:outline-level="2">Vodenjakovi Plićaci</text:h>
      <text:p text:style-name="P14">Vodenjak prebiva u ovim plićacima, niko tačno ne zna gde se nalazi ali se često pojavljuje u ovoj močvari. Ljudi izbegavaju da prelaze ovde i pecaju, svi mostovi oko ovih plićaka vremenom se poruše, stoga ga ljudi izbegavaju. Vodenjak je zavađen sa Usudom iz pećine, ako susretne bilo koga ko želi da ga ubije dobiće pomoć u vidu soli sušenja koje isušava svaki komad ustajale vode na koji se baci. Za svaki grumen koji ima vodu u sebi i vrati se vodenjaku on daruje 100 srebra.</text:p>
      <text:h text:style-name="P22" text:outline-level="2">Banditski Kamp (Blizu Todorca)</text:h>
      <text:p text:style-name="P14">Kamp koji u sebi ima 10 bandita, napravljen od drveta usred gvozda, lagan za pronaći ako se prate tragovi. U kampu nema konja niti mesa, avanturisti će naći nešto malo srebra i oružija, glavni bandit je hvalisavac u teškom oklopu, ostali su u tkanini, naoružani kopljima i strelama.</text:p>
      <text:h text:style-name="Heading_20_2" text:outline-level="2">Beli Jelen</text:h>
      <text:p text:style-name="P15">Ponavljajuci susret, kojeg ako igraci prate mogu doci do artefakata koji pripadaju njima. Jelen ce se pojavljivati stalno dok ga ne prate i ne nadju sve artefakte koji su po sudbini njihovi.</text:p>
      <text:p text:style-name="P21">Kubura Crna Guja – Stanoje</text:p>
      <text:p text:style-name="P21"><text:soft-page-break/>Mac Dueliste – Bajagorn</text:p>
      <text:p text:style-name="P15">Plast Vetra – Ov'Lazim</text:p>
      <text:p text:style-name="P15">Lutka Pakosti – Amam</text:p>
      <text:p text:style-name="P15"/>
      <text:h text:style-name="P4" text:outline-level="2">Krvave Njive</text:h>
      <text:p text:style-name="P16">Mesto skorasnje bitke izmedju Carstva i Romelije, bitka je trajala nedelju dana gde nijedna strana nije odustajala, sva polja su bila prepuna leseva i krvi svakog dana, na kraju je se zavrsila pregovorom gde su se obe strane povukle trpeci prevelike gubitke.</text:p>
      <text:h text:style-name="Heading_20_3" text:outline-level="3">Kapetan Husein Gradašević</text:h>
      <text:p text:style-name="P16">Knez utvrde Gradašac i plaćenički ktitor. Kapetan Husein je poznat širom Pleska kao dobar učitelj i predvodnik, njegovi oficiri su veoma traženi kao plaćenici i učitelji konjaništva u obližnjem područiju, spremni da dajui svoje usluge svakome sa dubokim džepom.</text:p>
      <text:p text:style-name="P16">Kapetan ima 5D svesti, uvek je u punom oklopu i ima ukleto koplje koje je dobijo na poklon od Gelskog Vojvode Gvendira.</text:p>
      <text:h text:style-name="Heading_20_3" text:outline-level="3">Dae-galg</text:h>
      <text:p text:style-name="P16">Crveno koplje koje izaziva jezu svima koji ga ugledaju, veruje se da crpi život svakoga koga ubija i da duša nosioca nakon smrti biva zarobljena u njemu, snažan artefakt dostojan najboljeg konjanika Imperije.</text:p>
      <text:p text:style-name="P15"/>
      <text:h text:style-name="P6" text:outline-level="1">Plesk</text:h>
      <text:p text:style-name="Text_20_body"><text:span text:style-name="T2">Glavni grad regije, prepun trgovine, dekadencije i tajnih društava. Ima status grada države i u njemu vlada veće staleža, koje se sastoji od lokalnih plemića, uticajnih trgovaca, vitezova iz regiona, sveštenika i odbornika koje imenuje sam car Karl. Grad ima svoje zakone i smatra se slobodnim mestom, duži boravak u gradu zahteva glasanje stanovnika četrvti u kojoj želite da se nastanite, grad je čuvan kamenim golemima, mag</text:span><text:span text:style-name="T3">o</text:span><text:span text:style-name="T2">vima i vitezovima.</text:span><text:span text:style-name="T1"> </text:span></text:p>
      <text:p text:style-name="P20"/>
      <text:h text:style-name="P22" text:outline-level="2">Trgovačka Četvrt</text:h>
      <text:p text:style-name="P14">Najpopularniji deo grada, skoro svi stranci odsedaju ovde u krčmama i provode vreme na pijacama i trgovima sklapajući dogovore, četvrt je puna <text:soft-page-break/>stražara i advokata. Sve što vam ikada treba se može ovde nabaviti, ako na prvu ruku ne može samo niste dovoljno lepo pitali, to jeste podmazali.</text:p>
      <text:p text:style-name="P14"/>
      <text:h text:style-name="P22" text:outline-level="2">Gradska Četvrt</text:h>
      <text:p text:style-name="P14">Kulturalno središte grada, prebivaoci su uglavnom vrhunske zanatlije, niži plemići i umetnici. Brojna izaslaništva se nalaze u ovom delu, neki od plemića imaju vile u ovom delu, ova četvrt je jedini mesto gde se može pronaći stalni smeštaj za rentu, ali po velikoj ceni. Noću je lagano naći sumljive trgovce raznih napitaka i prahova, od kojih se čovek natravi i izgubi pamet.</text:p>
      <text:p text:style-name="P14"/>
      <text:h text:style-name="P22" text:outline-level="2">Radnička Četvrt</text:h>
      <text:p text:style-name="P14">U slengu nazvana jama, je mesto gde uglavnom žive radnici koji rade u gradu i okolnim gradskim delatnostima, četvrt je prepuna loših krčmi ustajalog vazduha i raznih muvatora, lažova i kriminalaca. Mnogi šaljivo kažu da se čovek iz jame vrati drugačiji nego što je u nju ušao, ovo mesto je omraženo među stražarima i gradskim policajcima zbog zbijenih nasumičnih ulica koje se upliću kao lavirint bez smisla i logike, pa je često izbegavaju, ulazeći samo u rubove i ignorišući postojanje središnjeg dela.</text:p>
      <text:h text:style-name="Heading_20_4" text:outline-level="4">Pijandurin Ponor</text:h>
      <text:p text:style-name="P17">Najgora krcma ikada, koja je puna lazova lopova i bandita.</text:p>
      <text:p text:style-name="P14"/>
      <text:h text:style-name="P22" text:outline-level="2">Aristokratska Četvrt</text:h>
      <text:p text:style-name="P14">Mesto u gradu rezervisano za elitu koja živi u regiji. Većinu vremena kuće u ovoj četvrti su prazne, često su jedini stanovnici same sluge ili plemstvo koje izaslanički ili predstavnički mora da bude u gradu. Svaka kuća u ovoj četvrti je strogo čuvana, sama četvrt je smeštena iza Časovnikovog Tornja, koji u potpunosti je odvaja od ostatka grada, pošto se svi putevi završavaju okretnicama zbog načina na koji su kuće zidane i imanja prodavana. Svako ko nije plemić može da oseti kao da ga iz svake kuće neko gleda dok se šeta ulicom, retke su priče o pljačkama, čest se dešava da prestupnike uhvate na samoj ulici pre samog pokušaja, stoga većina lopova zazire od ovog dela grada, a straža se i ne trudi da ga patrolira zbog tog razloga.</text:p>
      <text:p text:style-name="P14"/>
      <text:h text:style-name="P22" text:outline-level="2"><text:soft-page-break/>Zamak i Centar</text:h>
      <text:p text:style-name="P14">Pleskov zamak je presedno mesto upraavnika regije i jedini sud u kraju, najveća crkva i pošta se nalaze u ovom utvrđenijem delu grada. Iako je Plesk nezavistan od Carstva ovde se nalazi presto upravnika Carske Provincije. Predstavnici grada imaju veliki uticaj na samu regiju, pa se često dešava da donose odluke zajedno za upravnikom provincije, može se čak i reći da je pozicija upravnika skroz nebitna, pošto prestavnici grada mogu da ponište i zanemare svaku odluku, a pošto je Plesk srce regije ostatak regije prati njihov primer, što u većini slučajeva menja već postavljenu odluku, biti pravnik provincije je jednako političkoj smrti za plemiće carstva, pošto ko jednom dođe u Plesk nikada ga ne napušta i postaje marioneta ljudi nad kjima je trebao da vlada. Zamak je mesto prepuno plaćenika i plaćeničkih baraka, koji iako odani novcu bi dali život da zaštite grad koji im daje slobodu i prostor. <text:span text:style-name="T5">P</text:span>o gradu kruži priča da je svaki plaćenik teži u zlatu od najbogatijih plemića iz Gradske četvrti, <text:span text:style-name="T5">i da uvazavaju velike privilegije od strane lokalnih vlasti.</text:span></text:p>
      <text:h text:style-name="P7" text:outline-level="1">Gvozdovo</text:h>
      <text:p text:style-name="P18">Selo poznato po plodnom zemljištu i skupom voćem i povrćem, njihovi usevi su jako traženi i generalno skuplji na pijacama u regionu i svuda gde se izvoze, zbog bogatog i ukusnog ploda.</text:p>
      <text:h text:style-name="P22" text:outline-level="2">Grotlo Vulkana</text:h>
      <text:p text:style-name="P14">Koje je u svim danima osim ritualnim prepuno Patuljaka, u dubinama pećina koje se nalaze ispod se nalazi zlato i dragulji, kao i kuće nekoliko magičnih kovača. Pepeo koji seljaci uzimaju jeste od vulkana, ali je iskopaan otpad od kopanja tunela koji patuljci ostavljaju na ulazu kako im ne bi smetao, nisu svesni da iznad postoji ulaz u njihovu ostavu.</text:p>
      <text:h text:style-name="P22" text:outline-level="2">Porusena Kula</text:h>
      <text:p text:style-name="P18">Polu urušena kula koja služi kao ukras i mesto za igranje avanturističke dece, od skoro su deca počela da padaju sa nje niz liticu u reku koja se nalazi ispod nje, mnogi roditelji u selu brane njihovoj deci da idu tamo, iz straha da će takođe poginuti kao i ostali.</text:p>
      <text:p text:style-name="P19">Kula iznad Gvozdova koja je nekada sluzila ovdasnjim gospodarima da kontrolisu planinski prolaz. Ostecena je tokom rata i nikada nije popravljena. Podrucije oko Gvozdova je puno bandita, kultova i neprijatnih bica. Mnogi od njih koriste delove tvrdjave i njene podzemne tunele za svoje potrebe. Ovo je lista fakcija u tvrdjavi:</text:p>
      <text:p text:style-name="P19">- Stanojevi Momci (Banditi)</text:p>
      <text:p text:style-name="P19"><text:soft-page-break/>- Zlatni Okot (Kultisti Usuda)</text:p>
      <text:p text:style-name="P19">- Poludeli Patuljci</text:p>
      <text:p text:style-name="P19">- Jazbina Zenske Lamije</text:p>
      <text:p text:style-name="P11"/>
      <text:p text:style-name="P19">Pored ovih fakcija tvrdjava je prepuna raznih bica koja nasumicno vrebaju po njoj u potrazi za hranom. Cesto se mogu naci lopovi koji zele da opljackaju fakcije koje zive u tamnici ili svestenici koji su uglavnom tu kao lesevi i ne nose nista vredno na sebi.</text:p>
      <text:p text:style-name="P11"/>
      <text:p text:style-name="P19">Svrha tvrdjave jeste da je igraci ociste i prisvoje, lokalna vlast nije zainteresovana za nju i rado ce je utrapiti placenickoj grupi koja je uspe ocistiti.Po cenu toga da grupa skuplja porez obliznje regije nakon sto je popravi i osposobi. Tvrdjava je savrseno mesto za osvajanje i drzanje teritorije preko planina. Oputinisticki vladar ce imati kada da iskoristi tu cinjenicu.</text:p>
      <text:h text:style-name="P22" text:outline-level="2">Prokleta Suma</text:h>
      <text:p text:style-name="P19">Suma u kojoj su se okupili druidi opsednuti sa smrti koji stuju Moranu i nazivaju se Crvenglave (Po pecurkama), imaju maliciozne namere ka svima i ponasaju se kao copor vukova. Cesto otimaju stoku i nejac kako bi ih jeli i pravili orudje od njih. Njihov tajni les smrdi na smrt i moze se zapaziti samo ako se neko zagubi u sumi.</text:p>
      <text:h text:style-name="P22" text:outline-level="2">Kripta Vladimirovica</text:h>
      <text:p text:style-name="P19">Nekada magicno zakljucana kripta koja se nalazi na porodicnom groblju predjasnjih vladara utvrde kod Gvozdova. U njoj su nekada se nalazili nemrtvi strazari koji su patrolirali grobljem uvece. Posto je magija oslabila tako su i strazari se vratili u pocinak. Lokacija je skroz sigurna medjutim svi mestani je zaobilaze zbog predjasnjih iskustava. Igraci ce unutra pronaci dragocenosti i Artefakte. Od kojih je jedan kruna grofa koji je posedovao zamak. Kruna je idalje krvno-vezana za zemlju koju vlada, stoga ko god je stavi na svoju glavu ce osecati moc zemlje na kojoj stoji i dobiti nadljudski autoritet nad ljudima regije.</text:p>
      <text:p text:style-name="P19">{Kruna}{Mac Svitanja}{Eliksir Vaskresenja}{2 Nasumicna Svitka}</text:p>
      <text:h text:style-name="P23" text:outline-level="2"><text:soft-page-break/>Maglena Šuma</text:h>
      <text:h text:style-name="P26" text:outline-level="2">Misteriozna šuma u kojoj uveče nestaju ljudi, svi pa i stranci je se klone i seljani su jasno označili ulaze da obaveste svakoga da ne zalazi u nju. Mnogi pokušaji da se šuma obezbedi su propali stoga je se svi klone, do te mere da ne seku drva iz nje iz straha. U šumi živi lesnik, koji štiti ljude od Zlih Druida koji se u njoj nalaze, ne uspeva uvek ali se trudi da ljude zaplaši i otera ih, nije dovoljno snažan da im se suprostavi, niti su oni dovoljno hrabri da se suoče sa njime.</text:h>
      <text:h text:style-name="P23" text:outline-level="2">Hram zlih druida</text:h>
      <text:h text:style-name="P26" text:outline-level="2">Druidi koji se klanjaju dazbogu, vide smrt kao sastojni deo prirode i da sve magije i rituali na mrtvima su dopušteni. Besmrtnost je deo prirode, kao što neka drveća žive gotovo beskonačno tako i mrtvi trebaju da žive večno. Svi od njih su stariji preko 100 godina i koriste trave, kristale i zabranjenu magiju da ostanu bezvremeni. Njihovi pratioci su Mrtvaci, Psoglavi, šumski mutanti i satiri. Svakodnevno patroliraju šumom pokušavajući da sklope ritualan krug da se otarase Lesnika i iscrpe njegovu moć za svoju koristi.</text:h>
      <text:h text:style-name="P23" text:outline-level="2">Kripta Knjaza Borislava</text:h>
      <text:h text:style-name="P26" text:outline-level="2">Velika podzemna kripta koja je pre nekoliko godina se otvorila zbog zemljotresa, mnoga blaga iz nje su već ukradena od strane seljana i pridošlica.</text:h>
      <text:h text:style-name="P23" text:outline-level="2">Grčac</text:h>
      <text:p text:style-name="Text_20_body">Selo strave i užasa, česte su priče o duhovima i spodobama noći koje vrebaju pijane i umorne ljude. Mali broj ljudi sem samih pijanica veruje u glasine, ali potajno su svi zabrinuti i zbog uroka se vraćaju kući pre mraka i nose končiće oko ruku. Ako se neko u selu upita šta su te priče reće da su bajke za decu da bi sačuvali obraz, zapravo ne žele da znaju i traže izgovore za natprirodna dešavanja. Selo je ukleto zbog utopljenih mladi koje su umrle na dan kada su Ruslane izlazile napolje. Koje ljute njihovom lepotom su ih ubile, sada duhvi proganjaju selo tražeći krvne naslednike svojih muževa da im se izjade i isplaču, nakon čega će nestati i preći u zagrobni život. Spremne su za priču ako stranci pokažu saosećanje ili im je poznat bol gubitka njima dragih.</text:p>
      <text:h text:style-name="P23" text:outline-level="2">Porušeni hram stare vere</text:h>
      <text:p text:style-name="Text_20_body">Vera starija od slovenskog paganstva, hram je posvećen vojvodama haosa, moćnim čarobnjacima koji su dosegli besmrtnost. Za sobom su ostavili niz relikija i magija koje su i dan danas u upotrebi. Hram je portal do pulsirajuće pećine, do koje je jedino moguće doći prinošenjem dostojne žrtve. Rune na hramu opisuju ritual, ali ne govore dodatno osim da moć besmrtnika se nalazi na drugoj strani. Pećina ima mačeva koliko ima članova družine, ako ih neko odluči dirati Arioh će se manifestovati pred njima i zahtevati da se bore za mačeve, ko ostane zadnji na nogama dobija mač. Neznano za igrače to će takođe baciti kletvu na likove koji su izgubili, gde će Mač koristiti njihov zamor zarad svojih moći.</text:p>
      <text:h text:style-name="Heading_20_1" text:outline-level="1"><text:soft-page-break/>Presto Bezlikog Kralj</text:h>
      <text:p text:style-name="Text_20_body">Smrtnik proklet od strane Morane da bude besmrtan i bezličan, ima moći usuda ali se seća svake scene i svake novi preobražaj oseća bol smrti. Poseduje veliku moć i skuplja magove, sveštenike i relikvije kako bi u velikom ritualu sklonio kletvu sa sebe i osvetio se boginji. Na putu ka tom cilju okupio je razna bića noći i bandite oko sebe. Duboko je počeo da veruje da jedini način da se njegova želja ostvari je da pokori ceo predeo preko reke mračaj. Većina ne zna da je deo kod mrtve reke i sela iznad pod njegovom indirektnom kontrolom. Sklopio je saveze sa usudima koje seje po mestima da prave kultove koji mu služe i skupljaju žrtve za njegov konačni obračun sa boginjom. Presto je prepun zamki, svažnih protivnika i magiskih bića, ako igrači greškom zalutaju u njegove dveri susrešće se sa gotovo sigurnom smrću. Prostor pustoši je pre 200 godina izumreo zbog njegovog rituala da dobije božanske moći, ali usled mešanja avanturista nije uspeo da dovrši ritual, i uništio je područije oko sebe, dobijajući samo deo želene moći. Ako heroji postanu dovoljno snažni da mu se <text:span text:style-name="T4">suprostave</text:span> bogovi će poslati glasnike ili se prikazati ispred njih da im daju relikvijei moći da mogu da ga poraze. Bogovi se neće direktno mešati u sukob, ali će darivati svoje šampione da imaju veću šansu za pobedu.</text:p>
      <text:h text:style-name="Heading_20_1" text:outline-level="1">Istorija Sveta</text:h>
      <text:h text:style-name="Heading_20_2" text:outline-level="2">Romelijska Pobuna</text:h>
      <text:p text:style-name="P12">Pobuna protiv cara, ugusena krvlju. Fransoa je ucestvovao ali nije ratovao. Bajagorn je bio kapetan uskoka tamo.</text:p>
      <text:p text:style-name="P12"/>
      <text:p text:style-name="P13">ZUB OSVETE - ZARK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Free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Free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Mono" fo:font-family="'Liberation Mono'" style:font-family-generic="modern" style:font-pitch="fixed" fo:font-size="11pt" fo:language="zxx" fo:country="none" fo:font-style="normal" style:text-underline-style="none" fo:font-weight="normal" style:text-blinking="false" fo:background-color="transparent" style:language-asian="zxx" style:country-asian="none" style:language-complex="zxx" style:country-complex="non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Mono" fo:font-family="'Liberation Mono'" style:font-family-generic="modern" style:font-pitch="fixed" fo:font-size="24pt" fo:language="zxx" fo:country="none" fo:font-weight="bold" style:font-name-asian="Noto Serif CJK SC" style:font-family-asian="'Noto Serif CJK SC'" style:font-family-generic-asian="system" style:font-pitch-asian="variable" style:font-size-asian="24pt" style:language-asian="zxx" style:country-asian="none" style:font-weight-asian="bold" style:font-name-complex="FreeSans1" style:font-family-complex="FreeSans" style:font-family-generic-complex="system" style:font-pitch-complex="variable" style:font-size-complex="24pt" style:language-complex="zxx" style:country-complex="none" style:font-weight-complex="bold"/>
    </style:style>
    <style:style style:name="Heading_20_2" style:display-name="Heading 2" style:family="paragraph" style:parent-style-name="Heading" style:next-style-name="Text_20_body" style:default-outline-level="2" style:list-style-name="" style:class="text">
      <style:paragraph-properties fo:margin-top="0.0402in" fo:margin-bottom="0.0402in" style:contextual-spacing="true"/>
      <style:text-properties style:font-name="Liberation Mono" fo:font-family="'Liberation Mono'" style:font-family-generic="modern" style:font-pitch="fixed" fo:font-size="18pt" fo:language="zxx" fo:country="none" fo:font-weight="bold" style:font-name-asian="Noto Serif CJK SC" style:font-family-asian="'Noto Serif CJK SC'" style:font-family-generic-asian="system" style:font-pitch-asian="variable" style:font-size-asian="18pt" style:language-asian="zxx" style:country-asian="none" style:font-weight-asian="bold" style:font-name-complex="FreeSans1" style:font-family-complex="FreeSans" style:font-family-generic-complex="system" style:font-pitch-complex="variable" style:font-size-complex="18pt" style:language-complex="zxx" style:country-complex="none"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Mono" fo:font-family="'Liberation Mono'" style:font-family-generic="modern" style:font-pitch="fixed" fo:font-size="12pt" fo:font-weight="normal" style:font-name-asian="Noto Serif CJK SC" style:font-family-asian="'Noto Serif CJK SC'" style:font-family-generic-asian="system" style:font-pitch-asian="variable" style:font-size-asian="12pt" style:font-weight-asian="normal" style:font-name-complex="FreeSans1" style:font-family-complex="FreeSans" style:font-family-generic-complex="system" style:font-pitch-complex="variable" style:font-size-complex="12pt"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variant="normal" fo:text-transform="none" fo:color="#000000" loext:opacity="100%" style:text-line-through-style="none" style:text-line-through-type="none" style:font-name="Liberation Mono" fo:font-family="'Liberation Mono'" style:font-family-generic="modern" style:font-pitch="fixed" fo:font-size="14pt" fo:language="zxx" fo:country="none" fo:font-style="normal" style:text-underline-style="none" fo:font-weight="bold" style:text-blinking="false" fo:background-color="transparent" style:font-size-asian="14pt" style:language-asian="zxx" style:country-asian="none" style:font-weight-asian="bold" style:font-size-complex="14pt" style:language-complex="zxx" style:country-complex="none"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23:19:09.177770837</meta:creation-date>
    <dc:date>2024-11-26T12:31:34.232614378</dc:date>
    <meta:editing-duration>PT17H6M32S</meta:editing-duration>
    <meta:editing-cycles>12</meta:editing-cycles>
    <meta:generator>LibreOffice/24.2.7.2$Linux_X86_64 LibreOffice_project/420$Build-2</meta:generator>
    <meta:document-statistic meta:table-count="0" meta:image-count="0" meta:object-count="0" meta:page-count="10" meta:paragraph-count="100" meta:word-count="3470" meta:character-count="20516" meta:non-whitespace-character-count="17140"/>
  </office:meta>
</office:document-meta>
</file>